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8851397404637944189"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vymezení cílů práce jako možného řešení problémů: veřejný RDF dataset (stručná vize, co bude poskytovat) (<text:span text:style-name="T2">+ </text:span>demo - aplikace)</text:p>
            </text:list-item>
            <text:list-item>
              <text:p text:style-name="P4">kdo z toho (dataset, aplikace) bude mít prospěch: podrobné informace o práci PČR pomáhají veřejné kontrole a nastolení odpovědnosti za situaci (např. při zveřejnění, kdo má jaký okrsek na starosti)</text:p>
            </text:list-item>
            <text:list-item>
              <text:p text:style-name="P4">přehled struktury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sémantický web: linked data (principy, web dat, LOD, linky mezi datasety), RDF (triple, vizuální představa RDF grafů, serializace RDF, RDF store), ontologie, RDFS pro modelování, SPARQL pro dotazování; <text:span text:style-name="T2">p</text:span>říklady – např. na FOAF</text:p>
            </text:list-item>
            <text:list-item>
              <text:p text:style-name="P4"><text:span text:style-name="T2">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vývoj na Androidu: věnovat malou sekci? (nebo až v popisu aplikace?) (Eclipse <text:span text:style-name="T2">+ ADT, struktura projektu, </text:span>API a knihovny Androidu: <text:span text:style-name="T2">aktivity, </text:span>API level); <text:span text:style-name="T2">resources, APK, application market a dal</text:span>ší</text:p>
            </text:list-item>
            <text:list-item>
              <text:p text:style-name="P4">odkazy na technologie (např. na primer dokumenty) formou odkazů na použitou literaturu</text:p>
            </text:list-item>
          </text:list>
        </text:list-item>
        <text:list-item>
          <text:p text:style-name="P4">Existující práce (datasety):</text:p>
          <text:list>
            <text:list-item>
              <text:p text:style-name="P4">cíl kapitoly: získat představu, co od datasetu o trestné činnosti čekat (podrobnost a rozsah dat), co se tam dá všechno najít, jak jsou tato data dále používána (užitečnost: <text:soft-page-break/>zdroje dat pro webové aplikace vizualizující trestnou činnost). Na základě této představy se pak formuje vize o Datasetu.</text:p>
            </text:list-item>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přínosy, nedostatky)</text:p>
              <text:list>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item>
              <text:p text:style-name="P4">zajímavé údaje datasetů: počty policistů v oblasti, příslušnost policistů k útvarům</text:p>
            </text:list-item>
          </text:list>
        </text:list-item>
        <text:list-item>
          <text:p text:style-name="P4">Požadavky (vize, seznam požadavků):</text:p>
          <text:list>
            <text:list-item>
              <text:p text:style-name="P4">vize: neformální povídání o tom, čeho přesně chci dosáhnout (cíle práce) a jaké by to mělo mít vlastnosti (s odkazy na konkrétní požadavky v seznamu požadavků?); <text:span text:style-name="T2">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
                <text:list-item>
                  <text:p text:style-name="P5">diskuse p<text:span text:style-name="T1">řínosů a rizik</text:span></text:p>
                </text:list-item>
              </text:list>
            </text:list-item>
            <text:list-item>
              <text:p text:style-name="P4">specifikace požadavků: detailní a strukturované (číslované kvůli odkazování) shrnutí vize</text:p>
            </text:list-item>
          </text:list>
        </text:list-item>
        <text:list-item>
          <text:p text:style-name="P4">Zdroje kriminálních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
                </text:list-item>
                <text:list-item>
                  <text:p text:style-name="P4">závěr: žádná srovnávací tabulka; ideálně zpracovat všechny; vybrán bude ale pouze ESSK (pracnost zpracovat ostatní data, ESSK sám o sobě je dost pracný)</text:p>
                </text:list-item>
              </text:list>
            </text:list-item>
            <text:list-item>
              <text:p text:style-name="P4">popis ESSK:</text:p>
              <text:list>
                <text:list-item>
                  <text:p text:style-name="P4">obecně o ESSK: co to je, k čemu slouží, co obsahuje, kdo jej spravuje, možnosti přístupu veřejnosti k datům (na požádání exporty z DB a sestavy nad ESSK)</text:p>
                </text:list-item>
                <text:list-item>
                  <text:p text:style-name="P3"><text:span text:style-name="T1">co jsme získali: kdo mi to předal a jak mohu s daty nakládat; obsah (stručný popis: data za roky 2008 až 2012, osobní (a některé další) údaje odstraněny z důvodu ochrany obětí trestné činnosti a práce PČR; údaje o trestných činech, kde bylo trestní </text:span><text:soft-page-break/><text:span text:style-name="T1">řízení zahájeno v daném roce a informace o souvisejících pachatelích); </text:span><text:span text:style-name="T2">form</text:span><text:span text:style-name="T1">át (MDB) a struktura (popsat sloupce tabulek i s příklady </text:span><text:span text:style-name="T2">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2">;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3"><text:span text:style-name="T1">verzování dat: proč verzovat</text:span></text:p>
            </text:list-item>
            <text:list-item>
              <text:p text:style-name="P4">příklad dat v RDF ("V RDF by to mohlo vypadat nějak takhle..."): uveď (předešli – datový model ani ontologie ještě nejsou popsány (dopředný odkaz?)) ukázku, jak by mohl vypadat trestný čin (a pachatel?) v RDF (to mi umožní čtenáře připravit na datový model a používat příklady RDF ještě před definicí datového modelu – např. v následující kapitole o RDF lincích). Konec kapitoly (parafráze): "Dataset v RDF je ale sám o sobě osamělý ostrov v moři; teprve propojením s ostatními datasety vznikne síť dat podobná hypertextovým dokumentům. O tom bude další kapitola."</text:p>
            </text:list-item>
          </text:list>
        </text:list-item>
        <text:list-item>
          <text:p text:style-name="P4">Datový model:</text:p>
          <text:list>
            <text:list-item>
              <text:p text:style-name="P4">RDF datový model vychází z předaného MDB; příklad dat v RDF uveden na konci předchozí kapitoly, zde se bude vysvětlovat, co vlastně znamená. K definici modelu se dá použít RDFS i OWL, ale upřednostním (důvody) RDFS.</text:p>
            </text:list-item>
            <text:list-item>
              <text:p text:style-name="P4">Návrh:</text:p>
              <text:list>
                <text:list-item>
                  <text:p text:style-name="P4">abstraktní model je v UML (EA, nemusím uvádět, je dost známý), konkrétní RDF model (popsaný pomocí RDFS) se generuje (uml<text:span text:style-name="T2">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manuálně)</text:p>
                    </text:list-item>
                  </text:list>
                </text:list-item>
                <text:list-item>
                  <text:p text:style-name="P5">diagram<text:span text:style-name="T1">y: uvést konvenci – skalární atributy uvedeny na třídě; atributy, které odkazují jiné třídy modelu, pomocí asociace (to je stále UML a pro popis RDF modelu se to hodí, protože to umožňuje přesněji popsat vazby mezi třídami a objekty (např. kardinalitu))</text:span></text:p>
                </text:list-item>
              </text:list>
            </text:list-item>
            <text:list-item>
              <text:p text:style-name="P4">Postupně uvádět (UML) diagramy s různými částmi RDF modelu. Diagramy <text:soft-page-break/>komentovat, popisovat užité prvky ontologie a uvádět příklady použití (např. trestný čin, úkon v trestním řízení, mladistvý pachatel)</text:p>
            </text:list-item>
            <text:list-item>
              <text:p text:style-name="P4">implementace:</text:p>
              <text:list>
                <text:list-item>
                  <text:p text:style-name="P4">ontologie:</text:p>
                  <text:list>
                    <text:list-item>
                      <text:p text:style-name="P4"/>
                    </text:list-item>
                    <text:list-item>
                      <text:p text:style-name="P4"><text:span text:style-name="T2">pou</text:span>žité ontologie: (popsané podrobněji v kapitole o technologiích; jak (ne)byly konkrétně použity a proč; konkrétní příklady použití)</text:p>
                      <text:list>
                        <text:list-item>
                          <text:p text:style-name="P4">modelování číselníků a klasifikací: SKOS</text:p>
                        </text:list-item>
                        <text:list-item>
                          <text:p text:style-name="P4">modelování statistických dat: RDF Data Cube, SDMX, SCOVO (obhájit nepoužití)</text:p>
                        </text:list-item>
                      </text:list>
                    </text:list-item>
                    <text:list-item>
                      <text:p text:style-name="P4">extrakce dat číselníků: z HTML ručně do CSV, odsud Java utilitou (proč ne awk?) do RDF</text:p>
                    </text:list-item>
                  </text:list>
                </text:list-item>
                <text:list-item>
                  <text:p text:style-name="P4">datový model:</text:p>
                  <text:list>
                    <text:list-item>
                      <text:p text:style-name="P4">popsat, jak byla použita navržená ontologie i další ontologie pro návrh datového modelu</text:p>
                    </text:list-item>
                    <text:list-item>
                      <text:p text:style-name="P4">použité ontologie: RDFS, SKOS, VOID, DC Terms, <text:s/>XSD, FRBR</text:p>
                    </text:list-item>
                  </text:list>
                </text:list-item>
              </text:list>
            </text:list-item>
            <text:list-item>
              <text:p text:style-name="P4">verzovací schéma:</text:p>
              <text:list>
                <text:list-item>
                  <text:p text:style-name="P4">motivace: plyne z požadavku na aktualizační mechanismus, měnících se dat (viz podkapitola o zdrojích dat) a snahy zachovat historii změn (některých: kterých a proč?) dat a nepoužívat vždy pouze nejnovější verzi (k čemu je to dobré: zachycení historie vývoje případu, kdy se některé údaje přepisují, např. u amnestií)</text:p>
                </text:list-item>
                <text:list-item>
                  <text:p text:style-name="P4">co verzovat: to, co se aktualizuje (kriminální data, geoprostorová a další data útvarů, geoprostorová data obcí; číselníky?)</text:p>
                </text:list-item>
                <text:list-item>
                  <text:p text:style-name="P4">návrh verzovacího schematu:</text:p>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
                </text:list-item>
                <text:list-item>
                  <text:p text:style-name="P4">implementace verzovacího schematu:</text:p>
                  <text:list>
                    <text:list-item>
                      <text:p text:style-name="P4">možné přístupy: viz paper o provázání verzí a určení časové platnosti verze pomocí DC Terms atributů (diskuse: provázání verzí pomocí dct:hasVersion možná není úplně vhodné)</text:p>
                    </text:list-item>
                    <text:list-item>
                      <text:p text:style-name="P4">interval pomocí subproperties dct:validFrom a dct:validTo, identifikátor dle typu dat, provázání verzí pomocí vlastních properties, specifické využití dct:hasVersion a dct:isVersionOf</text:p>
                    </text:list-item>
                  </text:list>
                </text:list-item>
                <text:list-item>
                  <text:p text:style-name="P4"><text:soft-page-break/>ukázka práce s verzovanými daty</text:p>
                </text:list-item>
              </text:list>
            </text:list-item>
          </text:list>
        </text:list-item>
        <text:list-item>
          <text:p text:style-name="P4">Propojení datasetu na externí LD:</text:p>
          <text:list>
            <text:list-item>
              <text:p text:style-name="P4">úvod: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text:span text:style-name="T2">HTML </text:span>a <text:span text:style-name="T2">LD nejsou v konfliktu, </text:span>jedno slouží (jako bezprostředním konzumentům) lidem, druhé strojům</text:p>
            </text:list-item>
            <text:list-item>
              <text:p text:style-name="P4">vytipovat vhodná místa, kde data propojit:</text:p>
              <text:list>
                <text:list-item>
                  <text:p text:style-name="P4">geolokalizace dat:</text:p>
                  <text:list>
                    <text:list-item>
                      <text:p text:style-name="P5">motivace <text:span text:style-name="T1">(proč? co z toho?)</text:span>: geolokalizace trestných činů (<text:span text:style-name="T1">připomeň, jak je řešeno</text:span> v ostatních datasetech, např. Street level crimes<text:span text:style-name="T1">)</text:span></text:p>
                    </text:list-item>
                    <text:list-item>
                      <text:p text:style-name="P4">možnosti geolokalizace dat z ESSK:</text:p>
                      <text:list>
                        <text:list-item>
                          <text:p text:style-name="P4">shapefile: hranice útvarů; <text:span text:style-name="T2">popis </text:span>obsahu a struktury, <text:span text:style-name="T2">mo</text:span>žnost napojení na data ESSK (přes kódy útvarů: útvar spáchání, zpracování), možnosti převodu do RDF (geoprostorová data ve Virtuoso?), možnost nalinkování na RÚIAN (na obce, protože jsou známější jednotky než policejní útvary)</text:p>
                        </text:list-item>
                        <text:list-item>
                          <text:p text:style-name="P4">diagram: tr. čin (kód útvaru) -&gt; útvar (hranice útvaru) -&gt; obec (hranice obce)</text:p>
                        </text:list-item>
                      </text:list>
                    </text:list-item>
                    <text:list-item>
                      <text:p text:style-name="P4">místo narození pachatele: možnost párovat na dataset RÚIAN podle názvu, ale data jsou chybová =&gt; neimplementovat (pracné)</text:p>
                    </text:list-item>
                  </text:list>
                </text:list-item>
                <text:list-item>
                  <text:p text:style-name="P4">zákony: právní kvalifikace (dataset zákonů)</text:p>
                </text:list-item>
                <text:list-item>
                  <text:p text:style-name="P4">stát spáchání, státní příslušnost pachatele: mapování přes anglický název státu na Dbpedia</text:p>
                </text:list-item>
              </text:list>
            </text:list-item>
            <text:list-item>
              <text:p text:style-name="P4">k vytipovaným vazbám uvést příklady využití (SPARQL dotaz)</text:p>
            </text:list-item>
            <text:list-item>
              <text:p text:style-name="P5">v t<text:span text:style-name="T1">éto kapitole popsat i relevantní prvky datového modelu (predikáty pro RDF linky, třídy pro lokální proxy); extrakce linků až v následující kapitole o extrakci dat</text:span></text:p>
            </text:list-item>
          </text:list>
        </text:list-item>
        <text:list-item>
          <text:p text:style-name="P4">Extrakce a aktualizace dat:</text:p>
          <text:list>
            <text:list-item>
              <text:p text:style-name="P4">co vše se extrahuje a aktualizuje: kriminální data, geoprostorová data útvarů, geoprostorová data obcí, RDF linky (obce, zákony, státy)</text:p>
            </text:list-item>
            <text:list-item>
              <text:p text:style-name="P4">proces extrakce:</text:p>
              <text:list>
                <text:list-item>
                  <text:p text:style-name="P4">popsat pomocí diagramů nebo pseudo<text:span text:style-name="T2">-</text:span>kódu s dodatečným komentářem</text:p>
                </text:list-item>
                <text:list-item>
                  <text:p text:style-name="P5"><text:span text:style-name="T1">popis vstupních dat: </text:span>MDB, GML, shapefile</text:p>
                </text:list-item>
                <text:list-item>
                  <text:p text:style-name="P5"><text:span text:style-name="T1">popis výstupních dat: </text:span>ideálně pouze RDF bez pomocné PostgreSQL DB</text:p>
                </text:list-item>
                <text:list-item>
                  <text:p text:style-name="P4">konkrétně:</text:p>
                  <text:list>
                    <text:list-item>
                      <text:p text:style-name="P4">RÚIAN: zjednodušit, neprovádět shlukování (lze transformovat každý OB_<text:span text:style-name="T2">UKSH soubor</text:span>) a třídění podle typu územní jednotky (RUIANExtractor)</text:p>
                      <text:list>
                        <text:list-item>
                          <text:list>
                            <text:list-item>
                              <text:p text:style-name="P4">stažení požadovaných VFR souborů, extrakce do XML, transformace <text:soft-page-break/>pomocí XSLT do RDF (nasazení se řeší v kapitole o uložení dat), aktualizace verzovacích informací</text:p>
                            </text:list-item>
                          </text:list>
                        </text:list-item>
                      </text:list>
                    </text:list-item>
                    <text:list-item>
                      <text:p text:style-name="P4">útvary:</text:p>
                      <text:list>
                        <text:list-item>
                          <text:p text:style-name="P4">SHP =<text:span text:style-name="T2">&gt; </text:span>(nejlépe command-line utilit<text:span text:style-name="T2">ou</text:span>) <text:span text:style-name="T2">=&gt;</text:span> GML =&gt; (XSLT) =&gt; RDF =&gt; aktualizace verzovacích informací</text:p>
                        </text:list-item>
                        <text:list-item>
                          <text:p text:style-name="P4">mapování mezi atributy útvarů v SHP a RDF atributy (lze i do příloh)</text:p>
                        </text:list-item>
                      </text:list>
                    </text:list-item>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
                </text:list-item>
              </text:list>
            </text:list-item>
            <text:list-item>
              <text:p text:style-name="P4">extrakce RDF linků (útvary a obce: pomocí geosparql; zákony: pomocí D2RQ; státy: pomocí SQL nebo SPARQL a manuálně)</text:p>
            </text:list-item>
            <text:list-item>
              <text:p text:style-name="P4">implementace extrakce RDF: možnost generování mapping file pro extrakci z DB pomocí tagged values na třídách a a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nasazení dat (ontologie, útvary, trestné činy, obce; <text:span text:style-name="T2">ver</text:span>zovací údaje) do RDF Store </text:p>
            </text:list-item>
            <text:list-item>
              <text:p text:style-name="P4">aktualizace verzovacího schematu, propojení verzí (zřetězení verzí, časově konzistentní vzájemné provázání verzí různých entit)</text:p>
            </text:list-item>
            <text:list-item>
              <text:p text:style-name="P4">RDF datasety (diagram znázorňující členění dat do datasetů a vztahy mezi datasety)</text:p>
              <text:list>
                <text:list-item>
                  <text:p text:style-name="P4">konkrétní návrhy organizace:</text:p>
                  <text:list>
                    <text:list-item>
                      <text:p text:style-name="P4">jednotlivé aktualizační dávky ve zvláštních datasetech; tyto jsou dct:version hlavního datasetu; jednotlivé verze můžou být spojeny pomocí dct:versionOf a dct:replacedBy; <text:span text:style-name="T2">v defaultn</text:span>ím grafu na SPARQL endpointu union aktuálních verzí</text:p>
                    </text:list-item>
                    <text:list-item>
                      <text:p text:style-name="P4">kriminální a geoprostorová data v hlavním datasetu, linkování na externí datasety v druhém datasetu (linksetu?)</text:p>
                    </text:list-item>
                    <text:list-item>
                      <text:p text:style-name="P4">VOID file (= formální popis datasetů): role v procesu publikace dat, popis datasetů a jejich endpointů; VOID file umístěn v jednom z několika dobře známých a doporučených umístění, aby bylo možné jej objevit; příklad využití v demo-aplikaci</text:p>
                    </text:list-item>
                  </text:list>
                </text:list-item>
              </text:list>
            </text:list-item>
            <text:list-item>
              <text:p text:style-name="P4"><text:soft-page-break/>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Propojení Datasetu s LOD:</text:p>
          <text:list>
            <text:list-item>
              <text:p text:style-name="P4">hledání linků (analyticky se znalostí významu dat (uvést příklady), (polo)automaticky (např. SILK))</text:p>
            </text:list-item>
            <text:list-item>
              <text:p text:style-name="P4">přehled nalezených typů linků mezi Datasetem a LOD (high-level diagram s neformálním popisem linků):</text:p>
              <text:list>
                <text:list-item>
                  <text:p text:style-name="P4">komentář neformálně popisuje charakter linků (odkazovaný dataset a objekt), odkazující entity i cílové datasety</text:p>
                </text:list-item>
              </text:list>
            </text:list-item>
            <text:list-item>
              <text:p text:style-name="P4">podrobný přehled linků:</text:p>
              <text:list>
                <text:list-item>
                  <text:p text:style-name="P4">kategorizace podle typu odkazující entity (nebo podle cílového datasetu?)</text:p>
                </text:list-item>
                <text:list-item>
                  <text:p text:style-name="P4">pro každý typ linku uvést příslušný predikát a příklad</text:p>
                </text:list-item>
              </text:list>
            </text:list-item>
            <text:list-item>
              <text:p text:style-name="P4">implementace:</text:p>
              <text:list>
                <text:list-item>
                  <text:p text:style-name="P4">metoda odkazování: přímo vs lokální proxy (smushing lokálních a externích entit)</text:p>
                </text:list-item>
                <text:list-item>
                  <text:p text:style-name="P4">extrakce </text:p>
                  <text:list>
                    <text:list-item>
                      <text:p text:style-name="P4">útvary, obce: se znalostí hranice útvaru lze propojit na datasety územních jednotek ČR (opendata.cz: ruian, NUTS): zmínit problémy RUIAN datasetu (nemá hranice) a možné řešení (stáhnout si potřebná data z RÚIAN a pomocí nich na ruian dataset napojit)</text:p>
                      <text:list>
                        <text:list-item>
                          <text:p text:style-name="P4">popis struktury VFR (relevantní části)</text:p>
                        </text:list-item>
                        <text:list-item>
                          <text:p text:style-name="P4">jak stažená RÚIAN data využiju: lokální RDF dataset s obcemi, které mají přiřazenou hranici a používají stejný identifikátor jako obce v RUIAN datasetu (použít owl:sameAs?). Je možné je tedy pomocí SPARQL propojit.</text:p>
                        </text:list-item>
                      </text:list>
                    </text:list-item>
                    <text:list-item>
                      <text:p text:style-name="P4">zákony (kvalifikace tr. činu, kvalifikace formy hosp. trestné činnosti, kvalifikace TSK, ustanovení zákona u úkonů v trestním řízení, ustanovení zákona u klasifikace pachatele-cizince): dataset zákonů na opendata.cz</text:p>
                    </text:list-item>
                    <text:list-item>
                      <text:p text:style-name="P4">další: zaměstnání, pozice v zaměstnání, úroveň vzdělání, místo narození pachatele, místo pobytu pachatele (zdůvodním, proč nebude implementováno)</text:p>
                    </text:list-item>
                  </text:list>
                </text:list-item>
              </text:list>
            </text:list-item>
            <text:list-item>
              <text:p text:style-name="P4"><text:soft-page-break/>využití: příklady SPARQL dotazů (nejdřív jednoduché dotazy, pak dotazy využívané v aplikaci)</text:p>
            </text:list-item>
          </text:list>
        </text:list-item>
        <text:list-item>
          <text:p text:style-name="P4">Aplikace:</text:p>
          <text:list>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2">specifikovat funkcionalitu mobiln</text:span>ího klienta? (zobrazují se statistiky podle polohy; <text:span text:style-name="T2">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2">; </text:span>zobrazit informaci o územní příslušnosti trestných činů; zobrazit informaci o vývoji trestné činnosti v čase</text:p>
                        </text:list-item>
                        <text:list-item>
                          <text:p text:style-name="P4">aktéři: koncový uživatel (člověk), systém (mobilní aplikace <text:span text:style-name="T2">+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text:soft-page-break/>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2">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5">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2">Popis </text:span>vzájemných<text:span text:style-name="T2"> </text:span>vztahů<text:span text:style-name="T2">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text:soft-page-break/>služba: WAR pro Tomcat; <text:span text:style-name="T2">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2">*</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2">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2">extrakce dat, deployment dat a aplikace</text:span>), <text:span text:style-name="T2">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text:soft-page-break/>ukázky extrahovaných dat (ontologie, trestné činy, útvary, obce; <text:span text:style-name="T2">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41522732"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2">2rdf</text:span>) a mapping file <text:span text:style-name="T2">(z </text:span>XMI pomocí XSLT) z UML pomocí tagged values ve vhodném nástroji (Enterprise Architect?)</text:p>
        </text:list-item>
      </text:list>
      <text:h text:style-name="P2" text:outline-level="1">Poznámky k textu práce</text:h>
      <text:h text:style-name="P1" text:outline-level="2">Celkově</text:h>
      <text:list xml:id="list41522521"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2">ab</text:span>y se i relativní laik mohl rozhodnout, jestli chce číst kapitolu hlouběji, nebo mu stačí její přehled</text:p>
        </text:list-item>
        <text:list-item>
          <text:p text:style-name="P3"><text:span text:style-name="T1">nedostatečně podrobná:</text:span><text:span text:style-name="T2"> </text:span><text:span text:style-name="T1">např. popis datového modelu a ontologie (málo diagramů a příkladů použití); </text:span><text:span text:style-name="T2">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2">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2">(</text:span>"jak je popsána v<text:span text:style-name="T2">")</text:span></text:p>
        </text:list-item>
        <text:list-item>
          <text:p text:style-name="P4"><text:soft-page-break/>krkolomné názvy tabulek a obrázků: např. "Tabulka 16: Atributy útvarů PČR v shapefile pro mapu území útvarů PČR"</text:p>
        </text:list-item>
        <text:list-item>
          <text:p text:style-name="P4">nejasnosti: fráze <text:span text:style-name="T2">("</text:span>prostorové rozšíření<text:span text:style-name="T2">"</text:span>, <text:span text:style-name="T2">"</text:span>prostorová data<text:span text:style-name="T2">")</text:span></text:p>
        </text:list-item>
        <text:list-item>
          <text:p text:style-name="P4">nevhodná slova a fráze: <text:span text:style-name="T2">"</text:span>data o nápadu trestné činnosti<text:span text:style-name="T2">"</text:span> (lepší je <text:span text:style-name="T2">"</text:span>kriminální data<text:span text:style-name="T2">"</text:span>), <text:span text:style-name="T2">"</text:span>zdrojové dokumenty<text:span text:style-name="T2">"</text:span> (stačí <text:span text:style-name="T2">"</text:span>dokumenty<text:span text:style-name="T2">"</text:span>), <text:span text:style-name="T2">"</text:span>členské koncepty<text:span text:style-name="T2">"</text:span></text:p>
        </text:list-item>
        <text:list-item>
          <text:p text:style-name="P4">nekonzistence: pojmenování <text:span text:style-name="T2">("</text:span>sekce<text:span text:style-name="T2">"</text:span> vs <text:span text:style-name="T2">"</text:span>podkapitola<text:span text:style-name="T2">")</text:span></text:p>
        </text:list-item>
        <text:list-item>
          <text:p text:style-name="P5">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41525045" text:continue-numbering="true" text:style-name="L1">
        <text:list-item>
          <text:p text:style-name="P4">hrubé vymezení cílů práce (vize)</text:p>
        </text:list-item>
      </text:list>
      <text:h text:style-name="P1" text:outline-level="2">Použité technologie</text:h>
      <text:list xml:id="list41517175" text:continue-numbering="true" text:style-name="L1">
        <text:list-item>
          <text:p text:style-name="P4">zkrátit</text:p>
        </text:list-item>
      </text:list>
      <text:h text:style-name="Heading_20_2" text:outline-level="2">Extrakce dat</text:h>
      <text:list xml:id="list41509236"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41512096"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2">popis</text:span>y zanořených packages se neustále odvolávají na celkový popis kořenové package (raději podrobněji popsat sub-package)</text:p>
        </text:list-item>
      </text:list>
      <text:h text:style-name="P2" text:outline-level="1">Poznámky</text:h>
      <text:list xml:id="list41503591"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text:soft-page-break/>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5H54M48S</meta:editing-duration>
    <meta:editing-cycles>62</meta:editing-cycles>
    <meta:generator>OpenOffice/4.1.1$Win32 OpenOffice.org_project/411m6$Build-9775</meta:generator>
    <dc:date>2015-12-29T21:34:28.12</dc:date>
    <dc:creator>Tomáš Beňák</dc:creator>
    <meta:document-statistic meta:table-count="0" meta:image-count="0" meta:object-count="0" meta:page-count="13" meta:paragraph-count="256" meta:word-count="4224" meta:character-count="28540"/>
    <meta:user-defined meta:name="Info 1"/>
    <meta:user-defined meta:name="Info 2"/>
    <meta:user-defined meta:name="Info 3"/>
    <meta:user-defined meta:name="Info 4"/>
  </office:meta>
</office:document-meta>
</file>